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mr10" svg:font-family="cmr10" style:font-pitch="variable"/>
  </office:font-face-decls>
  <office:automatic-styles>
    <style:style style:name="Tableau3" style:family="table">
      <style:table-properties style:width="17cm" fo:margin-left="0cm" fo:margin-right="0cm" table:align="margins" style:writing-mode="lr-tb"/>
    </style:style>
    <style:style style:name="Tableau3.A" style:family="table-column">
      <style:table-column-properties style:column-width="0.728cm" style:rel-column-width="413*"/>
    </style:style>
    <style:style style:name="Tableau3.B" style:family="table-column">
      <style:table-column-properties style:column-width="3.344cm" style:rel-column-width="1896*"/>
    </style:style>
    <style:style style:name="Tableau3.C" style:family="table-column">
      <style:table-column-properties style:column-width="3.866cm" style:rel-column-width="2192*"/>
    </style:style>
    <style:style style:name="Tableau3.D" style:family="table-column">
      <style:table-column-properties style:column-width="0.896cm" style:rel-column-width="508*"/>
    </style:style>
    <style:style style:name="Tableau3.E" style:family="table-column">
      <style:table-column-properties style:column-width="8.165cm" style:rel-column-width="4629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itle">
      <style:paragraph-properties fo:break-before="page"/>
      <style:text-properties fo:language="zxx" fo:country="none" officeooo:rsid="001cba46" officeooo:paragraph-rsid="00082861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officeooo:paragraph-rsid="00082861" style:language-asian="zxx" style:country-asian="none" style:language-complex="zxx" style:country-complex="none"/>
    </style:style>
    <style:style style:name="P3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language="zxx" fo:country="none" fo:font-weight="bold" officeooo:paragraph-rsid="00082861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10pt" fo:language="zxx" fo:country="none" officeooo:paragraph-rsid="00082861" style:font-size-asian="10pt" style:language-asian="zxx" style:country-asian="none" style:font-name-complex="Arial" style:font-size-complex="10pt" style:language-complex="zxx" style:country-complex="none"/>
    </style:style>
    <style:style style:name="P5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fo:language="zxx" fo:country="none" officeooo:rsid="000ffb48" officeooo:paragraph-rsid="000ffb48" style:font-size-asian="10pt" style:language-asian="zxx" style:country-asian="none" style:font-name-complex="Arial" style:font-size-complex="10pt" style:language-complex="zxx" style:country-complex="none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fo:language="zxx" fo:country="none" officeooo:rsid="0011e5f2" officeooo:paragraph-rsid="0011e5f2" style:font-size-asian="10pt" style:language-asian="zxx" style:country-asian="none" style:font-name-complex="Arial" style:font-size-complex="10pt" style:language-complex="zxx" style:country-complex="none"/>
    </style:style>
    <style:style style:name="P7" style:family="paragraph" style:parent-style-name="Header">
      <style:paragraph-properties fo:margin-top="0cm" fo:margin-bottom="0cm" style:contextual-spacing="false" style:snap-to-layout-grid="false">
        <style:tab-stops/>
      </style:paragraph-properties>
      <style:text-properties style:font-name="Courier New" fo:font-size="6pt" fo:language="zxx" fo:country="none" officeooo:paragraph-rsid="00082861" style:font-size-asian="6pt" style:language-asian="zxx" style:country-asian="none" style:font-name-complex="Arial" style:font-size-complex="6pt" style:language-complex="zxx" style:country-complex="none"/>
    </style:style>
    <style:style style:name="P8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fo:language="zxx" fo:country="none" officeooo:paragraph-rsid="00082861" style:font-size-asian="10pt" style:language-asian="zxx" style:country-asian="none" style:font-name-complex="Arial" style:font-size-complex="10pt" style:language-complex="zxx" style:country-complex="none"/>
    </style:style>
    <style:style style:name="P9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fo:language="zxx" fo:country="none" officeooo:paragraph-rsid="00082861" style:font-size-asian="10pt" style:language-asian="zxx" style:country-asian="none" style:font-name-complex="Arial" style:font-size-complex="10pt" style:language-complex="zxx" style:country-complex="none"/>
    </style:style>
    <style:style style:name="P10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fo:language="zxx" fo:country="none" officeooo:rsid="000982da" officeooo:paragraph-rsid="000982da" style:font-size-asian="10pt" style:language-asian="zxx" style:country-asian="none" style:font-name-complex="Arial" style:font-size-complex="10pt" style:language-complex="zxx" style:country-complex="none"/>
    </style:style>
    <style:style style:name="P11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fo:language="zxx" fo:country="none" officeooo:rsid="000aae85" officeooo:paragraph-rsid="000aae85" style:font-size-asian="10pt" style:language-asian="zxx" style:country-asian="none" style:font-name-complex="Arial" style:font-size-complex="10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Arial" fo:font-size="10pt" fo:language="zxx" fo:country="none" officeooo:paragraph-rsid="00082861" style:font-size-asian="10pt" style:language-asian="zxx" style:country-asian="none" style:font-name-complex="Arial" style:font-size-complex="10pt" style:language-complex="zxx" style:country-complex="none"/>
    </style:style>
    <style:style style:name="P13" style:family="paragraph" style:parent-style-name="Standard">
      <style:paragraph-properties style:snap-to-layout-grid="false"/>
      <style:text-properties style:font-name="Arial" fo:font-size="10pt" fo:language="zxx" fo:country="none" officeooo:rsid="0011e5f2" officeooo:paragraph-rsid="0011e5f2" style:font-size-asian="10pt" style:language-asian="zxx" style:country-asian="none" style:font-name-complex="Arial" style:font-size-complex="10pt" style:language-complex="zxx" style:country-complex="none"/>
    </style:style>
    <style:style style:name="P14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fo:language="zxx" fo:country="none" officeooo:rsid="00120381" officeooo:paragraph-rsid="00120381" style:font-size-asian="10pt" style:language-asian="zxx" style:country-asian="none" style:font-name-complex="Arial" style:font-size-complex="10pt" style:language-complex="zxx" style:country-complex="none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language="zxx" fo:country="none" officeooo:paragraph-rsid="00082861" style:font-size-asian="10pt" style:language-asian="zxx" style:country-asian="none" style:font-name-complex="Arial" style:font-size-complex="10pt" style:language-complex="zxx" style:country-complex="none"/>
    </style:style>
    <style:style style:name="P16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fo:language="zxx" fo:country="none" style:text-underline-style="solid" style:text-underline-width="auto" style:text-underline-color="font-color" fo:font-weight="bold" officeooo:paragraph-rsid="00082861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Arial" fo:font-size="10pt" fo:language="zxx" fo:country="none" fo:font-weight="bold" officeooo:rsid="0011e5f2" officeooo:paragraph-rsid="0011e5f2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fo:language="zxx" fo:country="none" fo:font-weight="bold" officeooo:rsid="0011e5f2" officeooo:paragraph-rsid="0011e5f2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19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fo:language="zxx" fo:country="none" officeooo:paragraph-rsid="00082861" style:language-asian="zxx" style:country-asian="none" style:language-complex="zxx" style:country-complex="none"/>
    </style:style>
    <style:style style:name="P20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language="zxx" fo:country="none" fo:font-weight="bold" officeooo:paragraph-rsid="00082861" style:font-size-asian="10pt" style:language-asian="zxx" style:country-asian="none" style:font-weight-asian="bold" style:font-name-complex="Arial" style:language-complex="zxx" style:country-complex="none" style:font-weight-complex="bold"/>
    </style:style>
    <style:style style:name="P21" style:family="paragraph" style:parent-style-name="Text_20_body_20_indent">
      <style:paragraph-properties fo:margin-left="0cm" fo:margin-right="0cm" fo:margin-top="0.101cm" fo:margin-bottom="0.101cm" style:contextual-spacing="false" fo:line-height="100%" fo:text-indent="0.73cm" style:auto-text-indent="false" style:snap-to-layout-grid="false"/>
      <style:text-properties style:font-name="Arial" fo:font-size="10pt" fo:language="zxx" fo:country="none" officeooo:rsid="000aae85" officeooo:paragraph-rsid="000aae85" style:font-size-asian="10pt" style:language-asian="zxx" style:country-asian="none" style:font-name-complex="Arial" style:language-complex="zxx" style:country-complex="none"/>
    </style:style>
    <style:style style:name="P22" style:family="paragraph" style:parent-style-name="Text_20_body_20_indent">
      <style:paragraph-properties fo:margin-left="0cm" fo:margin-right="0cm" fo:margin-top="0.101cm" fo:margin-bottom="0.101cm" style:contextual-spacing="false" fo:line-height="100%" fo:text-indent="0.73cm" style:auto-text-indent="false" style:snap-to-layout-grid="false"/>
      <style:text-properties style:font-name="Arial" fo:font-size="10pt" fo:language="zxx" fo:country="none" officeooo:rsid="000bed1e" officeooo:paragraph-rsid="000c933f" style:font-size-asian="10pt" style:language-asian="zxx" style:country-asian="none" style:font-name-complex="Arial" style:language-complex="zxx" style:country-complex="none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82da" style:font-size-asian="10pt" style:font-weight-asian="bold" style:font-name-complex="Arial" style:font-size-complex="10pt"/>
    </style:style>
    <style:style style:name="T5" style:family="text">
      <style:text-properties officeooo:rsid="000c933f"/>
    </style:style>
    <style:style style:name="T6" style:family="text">
      <style:text-properties officeooo:rsid="001007f4"/>
    </style:style>
    <style:style style:name="T7" style:family="text">
      <style:text-properties officeooo:rsid="001203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9"><text:span text:style-name="T1">Référence du module testé</text:span><text:span text:style-name="T2"> : <text:tab/><text:tab/>F</text:span><text:span text:style-name="T4">1</text:span><text:span text:style-name="T3">.N°</text:span><text:span text:style-name="T4">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8">Date du test :</text:p>
          </table:table-cell>
          <table:covered-table-cell/>
          <table:table-cell table:style-name="Tableau3.C2" table:number-columns-spanned="3" office:value-type="string">
            <text:p text:style-name="P10">19/01/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8">Type du test :</text:p>
          </table:table-cell>
          <table:covered-table-cell/>
          <table:table-cell table:style-name="Tableau3.C2" table:number-columns-spanned="3" office:value-type="string">
            <text:p text:style-name="P8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8">Objectif du test :</text:p>
          </table:table-cell>
          <table:covered-table-cell/>
          <table:table-cell table:style-name="Tableau3.C2" table:number-columns-spanned="3" office:value-type="string">
            <text:p text:style-name="P11">Valider les méthodes d'accès a la BDD de la classe InterfaceAccessBddAgence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6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3">État initial</text:p>
            <text:p text:style-name="P5">Le serveur de BDD mariadb est présent à l'adresse 172.18.58.8, il contient les tables : clients, reservations, vols. Elles contiennent des données</text:p>
            <text:p text:style-name="P5">&lt;<text:span text:style-name="T6">insérer tables&gt;</text:span></text:p>
          </table:table-cell>
          <table:covered-table-cell/>
          <table:covered-table-cell/>
          <table:covered-table-cell/>
          <table:table-cell table:style-name="Tableau3.C2" office:value-type="string">
            <text:p text:style-name="P20">Environnement du test</text:p>
            <text:p text:style-name="P21">Poste sous linux mint 22 avec les bibliothèques QT6 nécessaires.</text:p>
            <text:p text:style-name="P21">Poste avec l'executable de test sur le meme réseau que le serveur de BDD</text:p>
            <text:p text:style-name="P22">Une console connectéeà la BDD <text:span text:style-name="T5">(Login : ciel, MDP : ciel, BDD : agence, IP : 172.18.58.8)</text:span></text:p>
          </table:table-cell>
        </table:table-row>
        <table:table-row table:style-name="Tableau3.1">
          <table:table-cell table:style-name="Tableau3.A5" table:number-columns-spanned="5" office:value-type="string">
            <text:p text:style-name="P16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9">N°</text:p>
          </table:table-cell>
          <table:table-cell table:style-name="Tableau3.B8" table:number-columns-spanned="2" office:value-type="string">
            <text:p text:style-name="P9">Opérations</text:p>
            <text:p text:style-name="P14">(ce que l'on fait)</text:p>
          </table:table-cell>
          <table:covered-table-cell/>
          <table:table-cell table:style-name="Tableau3.C2" table:number-columns-spanned="2" office:value-type="string">
            <text:p text:style-name="P9">Résultats attendus</text:p>
            <text:p text:style-name="P14">(ce que l'on verra a l'écran)</text:p>
          </table:table-cell>
          <table:covered-table-cell/>
        </table:table-row>
        <table:table-row table:style-name="Tableau3.9">
          <table:table-cell table:style-name="Tableau3.A2" table:number-rows-spanned="2" office:value-type="string">
            <text:p text:style-name="P18">1</text:p>
          </table:table-cell>
          <table:table-cell table:style-name="Tableau3.B9" table:number-columns-spanned="2" office:value-type="string">
            <text:p text:style-name="P17">Lancer l'executable de test</text:p>
            <text:p text:style-name="P17">Séléctionner l'ID de la réservation à supprimer (11 par exemple)</text:p>
          </table:table-cell>
          <table:covered-table-cell/>
          <table:table-cell table:style-name="Tableau3.D9" table:number-columns-spanned="2" office:value-type="string">
            <text:p text:style-name="P6">Suppression de la reservation ayant pour idResa 11 : <text:span text:style-name="T7">ok</text:span></text:p>
          </table:table-cell>
          <table:covered-table-cell/>
        </table:table-row>
        <table:table-row table:style-name="Tableau3.10">
          <table:covered-table-cell table:style-name="Tableau3.A2"/>
          <table:table-cell table:style-name="Tableau3.B9" table:number-columns-spanned="2" office:value-type="string">
            <text:p text:style-name="P13">Dans la console connectée à la BDD, faire "select * from reservations;"</text:p>
          </table:table-cell>
          <table:covered-table-cell/>
          <table:table-cell table:style-name="Tableau3.D9" table:number-columns-spanned="2" office:value-type="string">
            <text:p text:style-name="P7">+--------+--------------+----------+-------------+</text:p>
            <text:p text:style-name="P7">| idResa | referenceVol | idClient | numeroSiege |</text:p>
            <text:p text:style-name="P7">+--------+--------------+----------+-------------+</text:p>
            <text:p text:style-name="P7">| <text:s text:c="5"/>2 | <text:s text:c="11"/>2 | <text:s text:c="7"/>1 | <text:s text:c="10"/>8 |</text:p>
            <text:p text:style-name="P7">+--------+--------------+----------+-------------+</text:p>
          </table:table-cell>
          <table:covered-table-cell/>
        </table:table-row>
        <table:table-row table:style-name="Tableau3.11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2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3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4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5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6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7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8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9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0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1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2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3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4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5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ext:soft-page-break/>
        <table:table-row table:style-name="Tableau3.26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15"/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mr10" svg:font-family="cmr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1-19T10:55:58.397673270</dc:date>
    <meta:editing-duration>PT2H6M54S</meta:editing-duration>
    <meta:editing-cycles>9</meta:editing-cycles>
    <meta:generator>LibreOffice/24.2.7.2$Linux_X86_64 LibreOffice_project/420$Build-2</meta:generator>
    <meta:document-statistic meta:table-count="1" meta:image-count="0" meta:object-count="0" meta:page-count="2" meta:paragraph-count="32" meta:word-count="195" meta:character-count="1196" meta:non-whitespace-character-count="1010"/>
  </office:meta>
</office:document-meta>
</file>